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12_7a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12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D. Sulzberger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November 9, 1892</text:p>
      <text:p text:style-name="P5">Month<text:tab/><text:tab/><text:tab/><text:tab/><text:tab/><text:tab/>November</text:p>
      <text:p text:style-name="P5">Year<text:tab/><text:tab/><text:tab/><text:tab/><text:tab/><text:tab/>1892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Hebrew Education Society,/</text:p>
      <text:p text:style-name="P2">SECRETARY'S OFFICE./</text:p>
      <text:p text:style-name="P2">NO. 336 NORTH THIRD STREET./</text:p>
      <text:p text:style-name="P3">Philadelphia, Nov 9th 1892/</text:p>
      <text:p text:style-name="P2">Dr S. Morais/</text:p>
      <text:p text:style-name="P2"><text:tab/>Dear Sir/</text:p>
      <text:p text:style-name="P2"><text:tab/><text:tab/>I have been able/ to get only 8 desks up till/ the present, that would answer/ and even these are almost/ too small. <text:s/>I would not/ buy expensive ones so I sup-/pose the Carmel people/ will have to wait/ Yours &amp;c/ D. Sulzberger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7T12:28:56.66</meta:creation-date>
    <dc:date>2011-12-07T12:35:19.48</dc:date>
    <dc:creator>Penn Libraries</dc:creator>
    <meta:editing-duration>PT00H06M22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67" meta:word-count="226" meta:character-count="1622"/>
  </office:meta>
</office:document-meta>
</file>